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7.558cm"/>
    </style:style>
    <style:style style:name="co7" style:family="table-column">
      <style:table-column-properties fo:break-before="auto" style:column-width="4.203cm"/>
    </style:style>
    <style:style style:name="co8" style:family="table-column">
      <style:table-column-properties fo:break-before="auto" style:column-width="5.923cm"/>
    </style:style>
    <style:style style:name="co9" style:family="table-column">
      <style:table-column-properties fo:break-before="auto" style:column-width="3.72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2.03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999999" fo:background-color="#eeeeee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2.01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999999" fo:background-color="#eeeeee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65">
      <style:table-cell-properties fo:border-bottom="0.74pt solid #999999" fo:background-color="#eeeeee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999999" fo:background-color="#eeeeee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column table:style-name="co7" table:default-cell-style-name="ce6"/>
        <table:table-column table:style-name="co8" table:default-cell-style-name="ce4"/>
        <table:table-column table:style-name="co9" table:default-cell-style-name="ce6"/>
        <table:table-row table:style-name="ro1" table:number-rows-repeated="3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Video-Frames</text:p>
          </table:table-cell>
          <table:table-cell table:style-name="ce1" office:value-type="string" calcext:value-type="string">
            <text:p>Detección</text:p>
          </table:table-cell>
          <table:table-cell table:style-name="ce1" office:value-type="string" calcext:value-type="string">
            <text:p>Estadísticas detección</text:p>
          </table:table-cell>
          <table:table-cell table:style-name="ce1" office:value-type="string" calcext:value-type="string">
            <text:p>Análisis de grupos</text:p>
            <text:p>Distancia: 100</text:p>
            <text:p>Frames: 15</text:p>
          </table:table-cell>
          <table:table-cell table:style-name="ce1" office:value-type="string" calcext:value-type="string">
            <text:p>Estadísticas de grupos</text:p>
          </table:table-cell>
          <table:table-cell table:style-name="ce1" office:value-type="string" calcext:value-type="string">
            <text:p>Tiempo total</text:p>
          </table:table-cell>
        </table:table-row>
        <table:table-row table:style-name="ro3"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11s</text:p>
          </table:table-cell>
          <table:table-cell office:value-type="time" office:time-value="PT00H02M14S" calcext:value-type="time">
            <text:p>02:14.00</text:p>
          </table:table-cell>
          <table:table-cell office:value-type="time" office:time-value="PT00H25M10S" calcext:value-type="time">
            <text:p>25:10.00</text:p>
          </table:table-cell>
          <table:table-cell office:value-type="string" calcext:value-type="string">
            <text:p>Frames procesados: 15,451</text:p>
            <text:p>Promedio detecciones/persona: 244.1</text:p>
            <text:p>Detecciones totales: 213,108</text:p>
            <text:p>Personas únicas: 1,174</text:p>
          </table:table-cell>
          <table:table-cell office:value-type="time" office:time-value="PT00H00M37.12S" calcext:value-type="time">
            <text:p>00:37.12</text:p>
          </table:table-cell>
          <table:table-cell office:value-type="string" calcext:value-type="string">
            <text:p>Grupos encontados: 802</text:p>
          </table:table-cell>
          <table:table-cell table:formula="of:=SUM([.D5];[.E5];[.G5])" office:value-type="time" office:time-value="PT00H28M01.12S" calcext:value-type="time">
            <text:p>28:01.12</text:p>
          </table:table-cell>
        </table:table-row>
        <table:table-row table:style-name="ro3"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11l</text:p>
          </table:table-cell>
          <table:table-cell office:value-type="time" office:time-value="PT00H02M14.64S" calcext:value-type="time">
            <text:p>02:14.64</text:p>
          </table:table-cell>
          <table:table-cell office:value-type="time" office:time-value="PT00H25M15.13S" calcext:value-type="time">
            <text:p>25:15.13</text:p>
          </table:table-cell>
          <table:table-cell office:value-type="string" calcext:value-type="string">
            <text:p>Frames procesados: 15,451</text:p>
            <text:p>Promedio detecciones/persona: 262.4 </text:p>
            <text:p>Detecciones totales: 184.473</text:p>
            <text:p>Personas únicas: 948</text:p>
          </table:table-cell>
          <table:table-cell office:value-type="time" office:time-value="PT00H00M31.13S" calcext:value-type="time">
            <text:p>00:31.13</text:p>
          </table:table-cell>
          <table:table-cell office:value-type="string" calcext:value-type="string">
            <text:p>Grupos encontados: 594</text:p>
          </table:table-cell>
          <table:table-cell table:formula="of:=SUM([.D6];[.E6];[.G6])" office:value-type="time" office:time-value="PT00H28M00.9S" calcext:value-type="time">
            <text:p>28:00.90</text:p>
          </table:table-cell>
        </table:table-row>
        <table:table-row table:style-name="ro4"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11x</text:p>
          </table:table-cell>
          <table:table-cell office:value-type="time" office:time-value="PT00H02M14.38S" calcext:value-type="time">
            <text:p>02:14.38</text:p>
          </table:table-cell>
          <table:table-cell office:value-type="time" office:time-value="PT00H25M01.5S" calcext:value-type="time">
            <text:p>25:01.50</text:p>
          </table:table-cell>
          <table:table-cell office:value-type="string" calcext:value-type="string">
            <text:p>Frames procesados: 15,451</text:p>
            <text:p>Promedio detecciones/persona: 247 </text:p>
            <text:p>Detecciones totales: 182,080</text:p>
            <text:p>Personas únicas: 1,010</text:p>
          </table:table-cell>
          <table:table-cell office:value-type="time" office:time-value="PT00H00M32.45S" calcext:value-type="time">
            <text:p>00:32.45</text:p>
          </table:table-cell>
          <table:table-cell office:value-type="string" calcext:value-type="string">
            <text:p>Grupos encontados: 612</text:p>
          </table:table-cell>
          <table:table-cell table:formula="of:=SUM([.D7];[.E7];[.G7])" office:value-type="time" office:time-value="PT00H27M48.33S" calcext:value-type="time">
            <text:p>27:48.33</text:p>
          </table:table-cell>
        </table:table-row>
        <table:table-row table:style-name="ro4"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1s</text:p>
          </table:table-cell>
          <table:table-cell office:value-type="time" office:time-value="PT00H02M14.54S" calcext:value-type="time">
            <text:p>02:14.54</text:p>
          </table:table-cell>
          <table:table-cell office:value-type="time" office:time-value="PT00H24M31.23S" calcext:value-type="time">
            <text:p>24:31.23</text:p>
          </table:table-cell>
          <table:table-cell office:value-type="string" calcext:value-type="string">
            <text:p>Frames procesados: 15,451</text:p>
            <text:p>Promedio detecciones/persona: 244.1 </text:p>
            <text:p>Detecciones totales: 213,108</text:p>
            <text:p>Personas únicas: 1,174</text:p>
          </table:table-cell>
          <table:table-cell office:value-type="time" office:time-value="PT00H00M36.75S" calcext:value-type="time">
            <text:p>00:36.75</text:p>
          </table:table-cell>
          <table:table-cell office:value-type="string" calcext:value-type="string">
            <text:p>Grupos encontados: 802</text:p>
          </table:table-cell>
          <table:table-cell table:formula="of:=SUM([.D8];[.E8];[.G8])" office:value-type="time" office:time-value="PT00H27M22.52S" calcext:value-type="time">
            <text:p>27:22.52</text:p>
          </table:table-cell>
        </table:table-row>
        <table:table-row table:style-name="ro4"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1l</text:p>
          </table:table-cell>
          <table:table-cell office:value-type="time" office:time-value="PT00H02M14.2S" calcext:value-type="time">
            <text:p>02:14.20</text:p>
          </table:table-cell>
          <table:table-cell office:value-type="time" office:time-value="PT00H25M09.12S" calcext:value-type="time">
            <text:p>25:09.12</text:p>
          </table:table-cell>
          <table:table-cell office:value-type="string" calcext:value-type="string">
            <text:p>Frames procesados: 15,451</text:p>
            <text:p>Promedio detecciones/persona: 262.4 </text:p>
            <text:p>Detecciones totales: 184.473</text:p>
            <text:p>Personas únicas: 948</text:p>
          </table:table-cell>
          <table:table-cell office:value-type="time" office:time-value="PT00H00M31.5S" calcext:value-type="time">
            <text:p>00:31.50</text:p>
          </table:table-cell>
          <table:table-cell office:value-type="string" calcext:value-type="string">
            <text:p>Grupos encontados: 594</text:p>
          </table:table-cell>
          <table:table-cell table:formula="of:=SUM([.D9];[.E9];[.G9])" office:value-type="time" office:time-value="PT00H27M54.82S" calcext:value-type="time">
            <text:p>27:54.82</text:p>
          </table:table-cell>
        </table:table-row>
        <table:table-row table:style-name="ro4"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1x</text:p>
          </table:table-cell>
          <table:table-cell office:value-type="time" office:time-value="PT00H02M14.94S" calcext:value-type="time">
            <text:p>02:14.94</text:p>
          </table:table-cell>
          <table:table-cell office:value-type="time" office:time-value="PT00H25M04.96S" calcext:value-type="time">
            <text:p>25:04.96</text:p>
          </table:table-cell>
          <table:table-cell office:value-type="string" calcext:value-type="string">
            <text:p>Frames procesados: 15,491</text:p>
            <text:p>Promedio detecciones/persona:  247</text:p>
            <text:p>Detecciones totales: 182,080</text:p>
            <text:p>Personas únicas: 1,010</text:p>
          </table:table-cell>
          <table:table-cell office:value-type="time" office:time-value="PT00H00M32.45S" calcext:value-type="time">
            <text:p>00:32.45</text:p>
          </table:table-cell>
          <table:table-cell office:value-type="string" calcext:value-type="string">
            <text:p>Grupos encontados: 612</text:p>
          </table:table-cell>
          <table:table-cell table:formula="of:=SUM([.D10];[.E10];[.G10])" office:value-type="time" office:time-value="PT00H27M52.35S" calcext:value-type="time">
            <text:p>27:52.35</text:p>
          </table:table-cell>
        </table:table-row>
        <table:table-row table:style-name="ro4"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11s</text:p>
          </table:table-cell>
          <table:table-cell office:value-type="time" office:time-value="PT00H03M41.01S" calcext:value-type="time">
            <text:p>03:41.01</text:p>
          </table:table-cell>
          <table:table-cell office:value-type="time" office:time-value="PT00H48M43.25S" calcext:value-type="time">
            <text:p>48:43.25</text:p>
          </table:table-cell>
          <table:table-cell office:value-type="string" calcext:value-type="string">
            <text:p>Frames procesados: 30,902</text:p>
            <text:p>Promedio detecciones/persona: 298.5</text:p>
            <text:p>Detecciones totales: 425,868</text:p>
            <text:p>Personas únicas: 1,819</text:p>
          </table:table-cell>
          <table:table-cell office:value-type="time" office:time-value="PT00H00M11.7S" calcext:value-type="time">
            <text:p>00:11.70</text:p>
          </table:table-cell>
          <table:table-cell office:value-type="string" calcext:value-type="string">
            <text:p>Grupos encontados: 1,219</text:p>
          </table:table-cell>
          <table:table-cell table:formula="of:=SUM([.D11];[.E11];[.G11])" office:value-type="time" office:time-value="PT00H52M35.96S" calcext:value-type="time">
            <text:p>52:35.96</text:p>
          </table:table-cell>
        </table:table-row>
        <table:table-row table:style-name="ro4"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11l</text:p>
          </table:table-cell>
          <table:table-cell office:value-type="time" office:time-value="PT00H03M42.36S" calcext:value-type="time">
            <text:p>03:42.36</text:p>
          </table:table-cell>
          <table:table-cell office:value-type="time" office:time-value="PT00H49M45.17S" calcext:value-type="time">
            <text:p>49:45.17</text:p>
          </table:table-cell>
          <table:table-cell office:value-type="string" calcext:value-type="string">
            <text:p>Frames procesados: 30,902</text:p>
            <text:p>Promedio detecciones/persona: 325.3</text:p>
            <text:p>Detecciones totales: 368,497</text:p>
            <text:p>Personas únicas: 1,457</text:p>
          </table:table-cell>
          <table:table-cell office:value-type="time" office:time-value="PT00H01M02.42S" calcext:value-type="time">
            <text:p>01:02.42</text:p>
          </table:table-cell>
          <table:table-cell office:value-type="string" calcext:value-type="string">
            <text:p>Grupos encontados: 823</text:p>
          </table:table-cell>
          <table:table-cell table:formula="of:=SUM([.D12];[.E12];[.G12])" office:value-type="time" office:time-value="PT00H54M29.95S" calcext:value-type="time">
            <text:p>54:29.95</text:p>
          </table:table-cell>
        </table:table-row>
        <table:table-row table:style-name="ro4"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11x</text:p>
          </table:table-cell>
          <table:table-cell office:value-type="time" office:time-value="PT00H03M41.85S" calcext:value-type="time">
            <text:p>03:41.85</text:p>
          </table:table-cell>
          <table:table-cell office:value-type="time" office:time-value="PT00H49M29.22S" calcext:value-type="time">
            <text:p>49:29.22</text:p>
          </table:table-cell>
          <table:table-cell office:value-type="string" calcext:value-type="string">
            <text:p>Frames procesados: 30,902</text:p>
            <text:p>Promedio detecciones/persona: 316.5</text:p>
            <text:p>Detecciones totales: 364,383</text:p>
            <text:p>Personas únicas: 1,497</text:p>
          </table:table-cell>
          <table:table-cell office:value-type="time" office:time-value="PT00H01M03.8S" calcext:value-type="time">
            <text:p>01:03.80</text:p>
          </table:table-cell>
          <table:table-cell office:value-type="string" calcext:value-type="string">
            <text:p>Grupos encontados: 865</text:p>
          </table:table-cell>
          <table:table-cell table:formula="of:=SUM([.D13];[.E13];[.G13])" office:value-type="time" office:time-value="PT00H54M14.87S" calcext:value-type="time">
            <text:p>54:14.87</text:p>
          </table:table-cell>
        </table:table-row>
        <table:table-row table:style-name="ro5">
          <table:table-cell/>
          <table:table-cell table:style-name="ce3"/>
          <table:table-cell table:style-name="ce5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4:43:00.662847907</meta:creation-date>
    <dc:date>2025-11-06T00:19:19.575801275</dc:date>
    <meta:editing-duration>PT1H54M18S</meta:editing-duration>
    <meta:editing-cycles>1</meta:editing-cycles>
    <meta:document-statistic meta:table-count="1" meta:cell-count="80" meta:object-count="0"/>
    <meta:generator>LibreOffice/25.2.7.2$Linux_X86_64 LibreOffice_project/520$Build-2</meta:generator>
  </office:meta>
</office:document-meta>
</file>